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07" calcext:value-type="float">
            <text:p>2007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izona</text:p>
          </table:table-cell>
          <table:table-cell office:value-type="percentage" office:value="0.4263" calcext:value-type="percentage">
            <text:p>42.63%</text:p>
          </table:table-cell>
          <table:table-cell office:value-type="percentage" office:value="0.4737" calcext:value-type="percentage">
            <text:p>47.37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4453" calcext:value-type="percentage">
            <text:p>44.53%</text:p>
          </table:table-cell>
          <table:table-cell office:value-type="percentage" office:value="0.4065" calcext:value-type="percentage">
            <text:p>40.65%</text:p>
          </table:table-cell>
          <table:table-cell office:value-type="percentage" office:value="0.3695" calcext:value-type="percentage">
            <text:p>36.95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lanta</text:p>
          </table:table-cell>
          <table:table-cell office:value-type="percentage" office:value="0.4335" calcext:value-type="percentage">
            <text:p>43.35%</text:p>
          </table:table-cell>
          <table:table-cell office:value-type="percentage" office:value="0.3611" calcext:value-type="percentage">
            <text:p>36.11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4412" calcext:value-type="percentage">
            <text:p>44.12%</text:p>
          </table:table-cell>
          <table:table-cell office:value-type="percentage" office:value="0.4275" calcext:value-type="percentage">
            <text:p>42.75%</text:p>
          </table:table-cell>
          <table:table-cell office:value-type="percentage" office:value="0.3629" calcext:value-type="percentage">
            <text:p>36.29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ltimore</text:p>
          </table:table-cell>
          <table:table-cell office:value-type="percentage" office:value="0.3926" calcext:value-type="percentage">
            <text:p>39.26%</text:p>
          </table:table-cell>
          <table:table-cell office:value-type="percentage" office:value="0.2895" calcext:value-type="percentage">
            <text:p>28.95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4083" calcext:value-type="percentage">
            <text:p>40.83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846" calcext:value-type="percentage">
            <text:p>38.46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ffalo</text:p>
          </table:table-cell>
          <table:table-cell office:value-type="percentage" office:value="0.399" calcext:value-type="percentage">
            <text:p>39.90%</text:p>
          </table:table-cell>
          <table:table-cell office:value-type="percentage" office:value="0.4634" calcext:value-type="percentage">
            <text:p>46.34%</text:p>
          </table:table-cell>
          <table:table-cell office:value-type="percentage" office:value="0.5294" calcext:value-type="percentage">
            <text:p>52.94%</text:p>
          </table:table-cell>
          <table:table-cell office:value-type="percentage" office:value="0.4112" calcext:value-type="percentage">
            <text:p>41.12%</text:p>
          </table:table-cell>
          <table:table-cell office:value-type="percentage" office:value="0.3854" calcext:value-type="percentage">
            <text:p>38.54%</text:p>
          </table:table-cell>
          <table:table-cell office:value-type="percentage" office:value="0.3333" calcext:value-type="percentage">
            <text:p>33.33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olina</text:p>
          </table:table-cell>
          <table:table-cell office:value-type="percentage" office:value="0.3873" calcext:value-type="percentage">
            <text:p>38.73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19" calcext:value-type="percentage">
            <text:p>41.90%</text:p>
          </table:table-cell>
          <table:table-cell office:value-type="percentage" office:value="0.3535" calcext:value-type="percentage">
            <text:p>35.35%</text:p>
          </table:table-cell>
          <table:table-cell office:value-type="percentage" office:value="0.3617" calcext:value-type="percentage">
            <text:p>36.17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icago</text:p>
          </table:table-cell>
          <table:table-cell office:value-type="percentage" office:value="0.3562" calcext:value-type="percentage">
            <text:p>35.62%</text:p>
          </table:table-cell>
          <table:table-cell office:value-type="percentage" office:value="0.2941" calcext:value-type="percentage">
            <text:p>29.41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119" calcext:value-type="percentage">
            <text:p>31.19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403" calcext:value-type="percentage">
            <text:p>34.03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incinnati</text:p>
          </table:table-cell>
          <table:table-cell office:value-type="percentage" office:value="0.3475" calcext:value-type="percentage">
            <text:p>34.75%</text:p>
          </table:table-cell>
          <table:table-cell office:value-type="percentage" office:value="0.4091" calcext:value-type="percentage">
            <text:p>40.91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2833" calcext:value-type="percentage">
            <text:p>28.33%</text:p>
          </table:table-cell>
          <table:table-cell office:value-type="percentage" office:value="0.4138" calcext:value-type="percentage">
            <text:p>41.38%</text:p>
          </table:table-cell>
          <table:table-cell office:value-type="percentage" office:value="0.4615" calcext:value-type="percentage">
            <text:p>46.15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leveland</text:p>
          </table:table-cell>
          <table:table-cell office:value-type="percentage" office:value="0.3396" calcext:value-type="percentage">
            <text:p>33.96%</text:p>
          </table:table-cell>
          <table:table-cell office:value-type="percentage" office:value="0.2703" calcext:value-type="percentage">
            <text:p>27.03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4231" calcext:value-type="percentage">
            <text:p>42.31%</text:p>
          </table:table-cell>
          <table:table-cell office:value-type="percentage" office:value="0.2593" calcext:value-type="percentage">
            <text:p>25.93%</text:p>
          </table:table-cell>
          <table:table-cell office:value-type="percentage" office:value="0.4216" calcext:value-type="percentage">
            <text:p>42.16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percentage" office:value="0.4292" calcext:value-type="percentage">
            <text:p>42.92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4299" calcext:value-type="percentage">
            <text:p>42.99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4372" calcext:value-type="percentage">
            <text:p>43.72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ver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4571" calcext:value-type="percentage">
            <text:p>45.71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4907" calcext:value-type="percentage">
            <text:p>49.07%</text:p>
          </table:table-cell>
          <table:table-cell office:value-type="percentage" office:value="0.4565" calcext:value-type="percentage">
            <text:p>45.65%</text:p>
          </table:table-cell>
          <table:table-cell office:value-type="percentage" office:value="0.404" calcext:value-type="percentage">
            <text:p>40.40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troit</text:p>
          </table:table-cell>
          <table:table-cell office:value-type="percentage" office:value="0.2878" calcext:value-type="percentage">
            <text:p>28.78%</text:p>
          </table:table-cell>
          <table:table-cell office:value-type="percentage" office:value="0.359" calcext:value-type="percentage">
            <text:p>35.90%</text:p>
          </table:table-cell>
          <table:table-cell office:value-type="percentage" office:value="0.2941" calcext:value-type="percentage">
            <text:p>29.41%</text:p>
          </table:table-cell>
          <table:table-cell office:value-type="percentage" office:value="0.2323" calcext:value-type="percentage">
            <text:p>23.23%</text:p>
          </table:table-cell>
          <table:table-cell office:value-type="percentage" office:value="0.3396" calcext:value-type="percentage">
            <text:p>33.96%</text:p>
          </table:table-cell>
          <table:table-cell office:value-type="percentage" office:value="0.3263" calcext:value-type="percentage">
            <text:p>32.63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n Bay</text:p>
          </table:table-cell>
          <table:table-cell office:value-type="percentage" office:value="0.442" calcext:value-type="percentage">
            <text:p>44.20%</text:p>
          </table:table-cell>
          <table:table-cell office:value-type="percentage" office:value="0.5111" calcext:value-type="percentage">
            <text:p>51.11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4059" calcext:value-type="percentage">
            <text:p>40.59%</text:p>
          </table:table-cell>
          <table:table-cell office:value-type="percentage" office:value="0.4715" calcext:value-type="percentage">
            <text:p>47.15%</text:p>
          </table:table-cell>
          <table:table-cell office:value-type="percentage" office:value="0.4234" calcext:value-type="percentage">
            <text:p>42.34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ton</text:p>
          </table:table-cell>
          <table:table-cell office:value-type="percentage" office:value="0.4213" calcext:value-type="percentage">
            <text:p>42.13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26" calcext:value-type="percentage">
            <text:p>45.26%</text:p>
          </table:table-cell>
          <table:table-cell office:value-type="percentage" office:value="0.3922" calcext:value-type="percentage">
            <text:p>39.22%</text:p>
          </table:table-cell>
          <table:table-cell office:value-type="percentage" office:value="0.4456" calcext:value-type="percentage">
            <text:p>44.56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napolis</text:p>
          </table:table-cell>
          <table:table-cell office:value-type="percentage" office:value="0.4954" calcext:value-type="percentage">
            <text:p>49.54%</text:p>
          </table:table-cell>
          <table:table-cell office:value-type="percentage" office:value="0.5128" calcext:value-type="percentage">
            <text:p>51.28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484" calcext:value-type="percentage">
            <text:p>54.84%</text:p>
          </table:table-cell>
          <table:table-cell office:value-type="percentage" office:value="0.4553" calcext:value-type="percentage">
            <text:p>45.53%</text:p>
          </table:table-cell>
          <table:table-cell office:value-type="percentage" office:value="0.4813" calcext:value-type="percentage">
            <text:p>48.13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cksonville</text:p>
          </table:table-cell>
          <table:table-cell office:value-type="percentage" office:value="0.4085" calcext:value-type="percentage">
            <text:p>40.85%</text:p>
          </table:table-cell>
          <table:table-cell office:value-type="percentage" office:value="0.5135" calcext:value-type="percentage">
            <text:p>51.35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175" calcext:value-type="percentage">
            <text:p>41.75%</text:p>
          </table:table-cell>
          <table:table-cell office:value-type="percentage" office:value="0.45" calcext:value-type="percentage">
            <text:p>45.00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nsas City</text:p>
          </table:table-cell>
          <table:table-cell office:value-type="percentage" office:value="0.3832" calcext:value-type="percentage">
            <text:p>38.32%</text:p>
          </table:table-cell>
          <table:table-cell office:value-type="percentage" office:value="0.3714" calcext:value-type="percentage">
            <text:p>37.14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3434" calcext:value-type="percentage">
            <text:p>34.34%</text:p>
          </table:table-cell>
          <table:table-cell office:value-type="percentage" office:value="0.4174" calcext:value-type="percentage">
            <text:p>41.74%</text:p>
          </table:table-cell>
          <table:table-cell office:value-type="percentage" office:value="0.3405" calcext:value-type="percentage">
            <text:p>34.05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ami</text:p>
          </table:table-cell>
          <table:table-cell office:value-type="percentage" office:value="0.3614" calcext:value-type="percentage">
            <text:p>36.14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645" calcext:value-type="percentage">
            <text:p>36.45%</text:p>
          </table:table-cell>
          <table:table-cell office:value-type="percentage" office:value="0.3579" calcext:value-type="percentage">
            <text:p>35.79%</text:p>
          </table:table-cell>
          <table:table-cell office:value-type="percentage" office:value="0.3716" calcext:value-type="percentage">
            <text:p>37.16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nnesota</text:p>
          </table:table-cell>
          <table:table-cell office:value-type="percentage" office:value="0.3983" calcext:value-type="percentage">
            <text:p>39.83%</text:p>
          </table:table-cell>
          <table:table-cell office:value-type="percentage" office:value="0.4773" calcext:value-type="percentage">
            <text:p>47.73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3643" calcext:value-type="percentage">
            <text:p>36.43%</text:p>
          </table:table-cell>
          <table:table-cell office:value-type="percentage" office:value="0.4393" calcext:value-type="percentage">
            <text:p>43.93%</text:p>
          </table:table-cell>
          <table:table-cell office:value-type="percentage" office:value="0.345" calcext:value-type="percentage">
            <text:p>34.50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 England</text:p>
          </table:table-cell>
          <table:table-cell office:value-type="percentage" office:value="0.4324" calcext:value-type="percentage">
            <text:p>43.24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035" calcext:value-type="percentage">
            <text:p>40.35%</text:p>
          </table:table-cell>
          <table:table-cell office:value-type="percentage" office:value="0.463" calcext:value-type="percentage">
            <text:p>46.30%</text:p>
          </table:table-cell>
          <table:table-cell office:value-type="percentage" office:value="0.4912" calcext:value-type="percentage">
            <text:p>49.12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Orleans</text:p>
          </table:table-cell>
          <table:table-cell office:value-type="percentage" office:value="0.485" calcext:value-type="percentage">
            <text:p>48.50%</text:p>
          </table:table-cell>
          <table:table-cell office:value-type="percentage" office:value="0.5952" calcext:value-type="percentage">
            <text:p>59.52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4881" calcext:value-type="percentage">
            <text:p>48.81%</text:p>
          </table:table-cell>
          <table:table-cell office:value-type="percentage" office:value="0.4828" calcext:value-type="percentage">
            <text:p>48.28%</text:p>
          </table:table-cell>
          <table:table-cell office:value-type="percentage" office:value="0.4626" calcext:value-type="percentage">
            <text:p>46.26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Y Giants</text:p>
          </table:table-cell>
          <table:table-cell office:value-type="percentage" office:value="0.4194" calcext:value-type="percentage">
            <text:p>41.94%</text:p>
          </table:table-cell>
          <table:table-cell office:value-type="percentage" office:value="0.3902" calcext:value-type="percentage">
            <text:p>39.02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4324" calcext:value-type="percentage">
            <text:p>43.24%</text:p>
          </table:table-cell>
          <table:table-cell office:value-type="percentage" office:value="0.4057" calcext:value-type="percentage">
            <text:p>40.57%</text:p>
          </table:table-cell>
          <table:table-cell office:value-type="percentage" office:value="0.4191" calcext:value-type="percentage">
            <text:p>41.91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Y Jets</text:p>
          </table:table-cell>
          <table:table-cell office:value-type="percentage" office:value="0.4112" calcext:value-type="percentage">
            <text:p>41.12%</text:p>
          </table:table-cell>
          <table:table-cell office:value-type="percentage" office:value="0.3889" calcext:value-type="percentage">
            <text:p>38.89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4592" calcext:value-type="percentage">
            <text:p>45.92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3761" calcext:value-type="percentage">
            <text:p>37.61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akland</text:p>
          </table:table-cell>
          <table:table-cell office:value-type="percentage" office:value="0.285" calcext:value-type="percentage">
            <text:p>28.5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2455" calcext:value-type="percentage">
            <text:p>24.55%</text:p>
          </table:table-cell>
          <table:table-cell office:value-type="percentage" office:value="0.3269" calcext:value-type="percentage">
            <text:p>32.69%</text:p>
          </table:table-cell>
          <table:table-cell office:value-type="percentage" office:value="0.3581" calcext:value-type="percentage">
            <text:p>35.81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hiladelphia</text:p>
          </table:table-cell>
          <table:table-cell office:value-type="percentage" office:value="0.4195" calcext:value-type="percentage">
            <text:p>41.95%</text:p>
          </table:table-cell>
          <table:table-cell office:value-type="percentage" office:value="0.4524" calcext:value-type="percentage">
            <text:p>45.2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62" calcext:value-type="percentage">
            <text:p>48.62%</text:p>
          </table:table-cell>
          <table:table-cell office:value-type="percentage" office:value="0.3734" calcext:value-type="percentage">
            <text:p>37.34%</text:p>
          </table:table-cell>
          <table:table-cell office:value-type="percentage" office:value="0.4236" calcext:value-type="percentage">
            <text:p>42.36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ttsburgh</text:p>
          </table:table-cell>
          <table:table-cell office:value-type="percentage" office:value="0.4113" calcext:value-type="percentage">
            <text:p>41.13%</text:p>
          </table:table-cell>
          <table:table-cell office:value-type="percentage" office:value="0.4048" calcext:value-type="percentage">
            <text:p>40.48%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percentage" office:value="0.4113" calcext:value-type="percentage">
            <text:p>41.13%</text:p>
          </table:table-cell>
          <table:table-cell office:value-type="percentage" office:value="0.4701" calcext:value-type="percentage">
            <text:p>47.01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Diego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4865" calcext:value-type="percentage">
            <text:p>48.65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4393" calcext:value-type="percentage">
            <text:p>43.93%</text:p>
          </table:table-cell>
          <table:table-cell office:value-type="percentage" office:value="0.4024" calcext:value-type="percentage">
            <text:p>40.24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n Francisco</text:p>
          </table:table-cell>
          <table:table-cell office:value-type="percentage" office:value="0.3788" calcext:value-type="percentage">
            <text:p>37.88%</text:p>
          </table:table-cell>
          <table:table-cell office:value-type="percentage" office:value="0.4211" calcext:value-type="percentage">
            <text:p>42.11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763" calcext:value-type="percentage">
            <text:p>37.63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3136" calcext:value-type="percentage">
            <text:p>31.36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attle</text:p>
          </table:table-cell>
          <table:table-cell office:value-type="percentage" office:value="0.3131" calcext:value-type="percentage">
            <text:p>31.31%</text:p>
          </table:table-cell>
          <table:table-cell office:value-type="percentage" office:value="0.2778" calcext:value-type="percentage">
            <text:p>27.78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3404" calcext:value-type="percentage">
            <text:p>34.04%</text:p>
          </table:table-cell>
          <table:table-cell office:value-type="percentage" office:value="0.2885" calcext:value-type="percentage">
            <text:p>28.85%</text:p>
          </table:table-cell>
          <table:table-cell office:value-type="percentage" office:value="0.3376" calcext:value-type="percentage">
            <text:p>33.76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 Louis</text:p>
          </table:table-cell>
          <table:table-cell office:value-type="percentage" office:value="0.3194" calcext:value-type="percentage">
            <text:p>31.94%</text:p>
          </table:table-cell>
          <table:table-cell office:value-type="percentage" office:value="0.3111" calcext:value-type="percentage">
            <text:p>31.11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273" calcext:value-type="percentage">
            <text:p>32.73%</text:p>
          </table:table-cell>
          <table:table-cell office:value-type="percentage" office:value="0.3113" calcext:value-type="percentage">
            <text:p>31.13%</text:p>
          </table:table-cell>
          <table:table-cell office:value-type="percentage" office:value="0.3587" calcext:value-type="percentage">
            <text:p>35.87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mpa Bay</text:p>
          </table:table-cell>
          <table:table-cell office:value-type="percentage" office:value="0.3843" calcext:value-type="percentage">
            <text:p>38.43%</text:p>
          </table:table-cell>
          <table:table-cell office:value-type="percentage" office:value="0.3488" calcext:value-type="percentage">
            <text:p>34.88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3684" calcext:value-type="percentage">
            <text:p>36.84%</text:p>
          </table:table-cell>
          <table:table-cell office:value-type="percentage" office:value="0.4009" calcext:value-type="percentage">
            <text:p>40.09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ennessee</text:p>
          </table:table-cell>
          <table:table-cell office:value-type="percentage" office:value="0.3565" calcext:value-type="percentage">
            <text:p>35.65%</text:p>
          </table:table-cell>
          <table:table-cell office:value-type="percentage" office:value="0.2632" calcext:value-type="percentage">
            <text:p>26.32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368" calcext:value-type="percentage">
            <text:p>36.80%</text:p>
          </table:table-cell>
          <table:table-cell office:value-type="percentage" office:value="0.3429" calcext:value-type="percentage">
            <text:p>34.29%</text:p>
          </table:table-cell>
          <table:table-cell office:value-type="percentage" office:value="0.4206" calcext:value-type="percentage">
            <text:p>42.06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ashington</text:p>
          </table:table-cell>
          <table:table-cell office:value-type="percentage" office:value="0.3519" calcext:value-type="percentage">
            <text:p>35.19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3137" calcext:value-type="percentage">
            <text:p>31.37%</text:p>
          </table:table-cell>
          <table:table-cell office:value-type="percentage" office:value="0.386" calcext:value-type="percentage">
            <text:p>38.60%</text:p>
          </table:table-cell>
          <table:table-cell office:value-type="percentage" office:value="0.3934" calcext:value-type="percentage">
            <text:p>39.34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